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400000223A3CCBABA2CDAABB0.png" manifest:media-type="image/png"/>
  <manifest:file-entry manifest:full-path="Pictures/10000201000002B900000228D79705E4768C31DA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paragraph-rsid="001d33a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width="15.529cm" svg:height="12.3cm" draw:z-index="0"><draw:image xlink:href="Pictures/10000201000002B900000228D79705E4768C31DA.png" xlink:type="simple" xlink:show="embed" xlink:actuate="onLoad" loext:mime-type="image/png"/></draw:frame></text:p>
      <text:p text:style-name="P1"><draw:frame draw:style-name="fr1" draw:name="Image2" text:anchor-type="paragraph" svg:width="14.349cm" svg:height="12.187cm" draw:z-index="1"><draw:image xlink:href="Pictures/100002010000028400000223A3CCBABA2CDAABB0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7T20:54:34.352253901</meta:creation-date>
    <dc:date>2019-09-07T21:16:26.061934337</dc:date>
    <meta:editing-duration>PT11M32S</meta:editing-duration>
    <meta:editing-cycles>2</meta:editing-cycles>
    <meta:generator>LibreOffice/6.2.7.1$MacOSX_X86_64 LibreOffice_project/23edc44b61b830b7d749943e020e96f5a7df63bf</meta:generator>
    <meta:document-statistic meta:table-count="0" meta:image-count="2" meta:object-count="0" meta:page-count="2" meta:paragraph-count="0" meta:word-count="0" meta:character-count="0" meta:non-whitespace-character-count="0"/>
  </office:meta>
</office:document-meta>
</file>